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2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12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ellipse draw:style-name="gr1" draw:text-style-name="P1" draw:layer="layout" svg:width="0.14cm" svg:height="0.098cm" draw:transform="skewX (0.161792021659874) rotate (-2.27521121289981) translate (11.104cm 15.292cm)">
              <text:p/>
            </draw:ellipse>
            <draw:line draw:style-name="gr2" draw:text-style-name="P2" draw:layer="layout" svg:x1="11.083cm" svg:y1="15.287cm" svg:x2="11.083cm" svg:y2="14.902cm">
              <text:p/>
            </draw:line>
          </draw:g>
          <draw:circle draw:style-name="gr3" draw:text-style-name="P3" draw:layer="layout" svg:width="0.034cm" svg:height="0.034cm" svg:x="11.148cm" svg:y="15.235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0:48:43.569445426</meta:creation-date>
    <dc:date>2018-02-22T10:49:02.546542568</dc:date>
    <meta:editing-duration>PT19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